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1a1d" officeooo:paragraph-rsid="00071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14:49:51.977724700</meta:creation-date>
    <dc:date>2025-06-19T14:50:42.788009100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25.2.4.3$Windows_X86_64 LibreOffice_project/33e196637044ead23f5c3226cde09b47731f7e27</meta:generator>
  </office:meta>
</office:document-meta>
</file>